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53in" svg:x="4.137in" svg:y="22.3264in">
            <draw:object draw:notify-on-update-of-ranges="Sheet1.A4:Sheet1.A138 Sheet1.B4:Sheet1.B138 Sheet1.A4:Sheet1.A138 Sheet1.C4:Sheet1.C138 Sheet1.A4:Sheet1.A138 Sheet1.D4:Sheet1.D1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ilter</text:p>
          </table:table-cell>
          <table:table-cell table:formula="of:=1024-[.D1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4]" office:value-type="float" office:value="1638" calcext:value-type="float">
            <text:p>1638</text:p>
          </table:table-cell>
          <table:table-cell table:formula="of:=FLOOR(1024+RAND()*256;1;0)+[.D4]" office:value-type="float" office:value="1638" calcext:value-type="float">
            <text:p>16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      ([.B4]*[.$C$1]+(1024-[.$C$1])*[.C5])/1024              ;1;0)" office:value-type="float" office:value="1635" calcext:value-type="float">
            <text:p>1635</text:p>
          </table:table-cell>
          <table:table-cell table:formula="of:=FLOOR(1024+RAND()*256;1;0)+[.D5]"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      ([.B5]*[.$C$1]+(1024-[.$C$1])*[.C6])/1024              ;1;0)" office:value-type="float" office:value="1630" calcext:value-type="float">
            <text:p>1630</text:p>
          </table:table-cell>
          <table:table-cell table:formula="of:=FLOOR(1024+RAND()*256;1;0)+[.D6]"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      ([.B6]*[.$C$1]+(1024-[.$C$1])*[.C7])/1024              ;1;0)" office:value-type="float" office:value="1625" calcext:value-type="float">
            <text:p>1625</text:p>
          </table:table-cell>
          <table:table-cell table:formula="of:=FLOOR(1024+RAND()*256;1;0)+[.D7]"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      ([.B7]*[.$C$1]+(1024-[.$C$1])*[.C8])/1024              ;1;0)" office:value-type="float" office:value="1620" calcext:value-type="float">
            <text:p>1620</text:p>
          </table:table-cell>
          <table:table-cell table:formula="of:=FLOOR(1024+RAND()*256;1;0)+[.D8]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      ([.B8]*[.$C$1]+(1024-[.$C$1])*[.C9])/1024              ;1;0)" office:value-type="float" office:value="1616" calcext:value-type="float">
            <text:p>1616</text:p>
          </table:table-cell>
          <table:table-cell table:formula="of:=FLOOR(1024+RAND()*256;1;0)+[.D9]"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      ([.B9]*[.$C$1]+(1024-[.$C$1])*[.C10])/1024              ;1;0)" office:value-type="float" office:value="1611" calcext:value-type="float">
            <text:p>1611</text:p>
          </table:table-cell>
          <table:table-cell table:formula="of:=FLOOR(1024+RAND()*256;1;0)+[.D10]"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      ([.B10]*[.$C$1]+(1024-[.$C$1])*[.C11])/1024              ;1;0)" office:value-type="float" office:value="1606" calcext:value-type="float">
            <text:p>1606</text:p>
          </table:table-cell>
          <table:table-cell table:formula="of:=FLOOR(1024+RAND()*256;1;0)+[.D11]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      ([.B11]*[.$C$1]+(1024-[.$C$1])*[.C12])/1024              ;1;0)" office:value-type="float" office:value="1602" calcext:value-type="float">
            <text:p>1602</text:p>
          </table:table-cell>
          <table:table-cell table:formula="of:=FLOOR(1024+RAND()*256;1;0)+[.D12]"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      ([.B12]*[.$C$1]+(1024-[.$C$1])*[.C13])/1024              ;1;0)" office:value-type="float" office:value="1597" calcext:value-type="float">
            <text:p>1597</text:p>
          </table:table-cell>
          <table:table-cell table:formula="of:=FLOOR(1024+RAND()*256;1;0)+[.D13]"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      ([.B13]*[.$C$1]+(1024-[.$C$1])*[.C14])/1024              ;1;0)" office:value-type="float" office:value="1593" calcext:value-type="float">
            <text:p>1593</text:p>
          </table:table-cell>
          <table:table-cell table:formula="of:=FLOOR(1024+RAND()*256;1;0)+[.D14]"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      ([.B14]*[.$C$1]+(1024-[.$C$1])*[.C15])/1024              ;1;0)" office:value-type="float" office:value="1594" calcext:value-type="float">
            <text:p>1594</text:p>
          </table:table-cell>
          <table:table-cell table:formula="of:=FLOOR(1024+RAND()*256;1;0)+[.D15]" office:value-type="float" office:value="1725" calcext:value-type="float">
            <text:p>172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      ([.B15]*[.$C$1]+(1024-[.$C$1])*[.C16])/1024              ;1;0)" office:value-type="float" office:value="1594" calcext:value-type="float">
            <text:p>1594</text:p>
          </table:table-cell>
          <table:table-cell table:formula="of:=FLOOR(1024+RAND()*256;1;0)+[.D16]" office:value-type="float" office:value="1696" calcext:value-type="float">
            <text:p>169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      ([.B16]*[.$C$1]+(1024-[.$C$1])*[.C17])/1024              ;1;0)" office:value-type="float" office:value="1591" calcext:value-type="float">
            <text:p>1591</text:p>
          </table:table-cell>
          <table:table-cell table:formula="of:=FLOOR(1024+RAND()*256;1;0)+[.D17]"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      ([.B17]*[.$C$1]+(1024-[.$C$1])*[.C18])/1024              ;1;0)" office:value-type="float" office:value="1588" calcext:value-type="float">
            <text:p>1588</text:p>
          </table:table-cell>
          <table:table-cell table:formula="of:=FLOOR(1024+RAND()*256;1;0)+[.D18]"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      ([.B18]*[.$C$1]+(1024-[.$C$1])*[.C19])/1024              ;1;0)" office:value-type="float" office:value="1584" calcext:value-type="float">
            <text:p>1584</text:p>
          </table:table-cell>
          <table:table-cell table:formula="of:=FLOOR(1024+RAND()*256;1;0)+[.D19]"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      ([.B19]*[.$C$1]+(1024-[.$C$1])*[.C20])/1024              ;1;0)" office:value-type="float" office:value="1580" calcext:value-type="float">
            <text:p>1580</text:p>
          </table:table-cell>
          <table:table-cell table:formula="of:=FLOOR(1024+RAND()*256;1;0)+[.D20]"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      ([.B20]*[.$C$1]+(1024-[.$C$1])*[.C21])/1024              ;1;0)" office:value-type="float" office:value="1576" calcext:value-type="float">
            <text:p>1576</text:p>
          </table:table-cell>
          <table:table-cell table:formula="of:=FLOOR(1024+RAND()*256;1;0)+[.D21]"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      ([.B21]*[.$C$1]+(1024-[.$C$1])*[.C22])/1024              ;1;0)" office:value-type="float" office:value="1571" calcext:value-type="float">
            <text:p>1571</text:p>
          </table:table-cell>
          <table:table-cell table:formula="of:=FLOOR(1024+RAND()*256;1;0)+[.D22]"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      ([.B22]*[.$C$1]+(1024-[.$C$1])*[.C23])/1024              ;1;0)" office:value-type="float" office:value="1568" calcext:value-type="float">
            <text:p>1568</text:p>
          </table:table-cell>
          <table:table-cell table:formula="of:=FLOOR(1024+RAND()*256;1;0)+[.D23]"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      ([.B23]*[.$C$1]+(1024-[.$C$1])*[.C24])/1024              ;1;0)" office:value-type="float" office:value="1565" calcext:value-type="float">
            <text:p>1565</text:p>
          </table:table-cell>
          <table:table-cell table:formula="of:=FLOOR(1024+RAND()*256;1;0)+[.D24]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      ([.B24]*[.$C$1]+(1024-[.$C$1])*[.C25])/1024              ;1;0)" office:value-type="float" office:value="1561" calcext:value-type="float">
            <text:p>1561</text:p>
          </table:table-cell>
          <table:table-cell table:formula="of:=FLOOR(1024+RAND()*256;1;0)+[.D25]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      ([.B25]*[.$C$1]+(1024-[.$C$1])*[.C26])/1024              ;1;0)" office:value-type="float" office:value="1558" calcext:value-type="float">
            <text:p>1558</text:p>
          </table:table-cell>
          <table:table-cell table:formula="of:=FLOOR(1024+RAND()*256;1;0)+[.D26]"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      ([.B26]*[.$C$1]+(1024-[.$C$1])*[.C27])/1024              ;1;0)" office:value-type="float" office:value="1559" calcext:value-type="float">
            <text:p>1559</text:p>
          </table:table-cell>
          <table:table-cell table:formula="of:=FLOOR(1024+RAND()*256;1;0)+[.D27]" office:value-type="float" office:value="1696" calcext:value-type="float">
            <text:p>169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      ([.B27]*[.$C$1]+(1024-[.$C$1])*[.C28])/1024              ;1;0)" office:value-type="float" office:value="1560" calcext:value-type="float">
            <text:p>1560</text:p>
          </table:table-cell>
          <table:table-cell table:formula="of:=FLOOR(1024+RAND()*256;1;0)+[.D28]" office:value-type="float" office:value="1702" calcext:value-type="float">
            <text:p>170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      ([.B28]*[.$C$1]+(1024-[.$C$1])*[.C29])/1024              ;1;0)" office:value-type="float" office:value="1557" calcext:value-type="float">
            <text:p>1557</text:p>
          </table:table-cell>
          <table:table-cell table:formula="of:=FLOOR(1024+RAND()*256;1;0)+[.D29]"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      ([.B29]*[.$C$1]+(1024-[.$C$1])*[.C30])/1024              ;1;0)" office:value-type="float" office:value="1553" calcext:value-type="float">
            <text:p>1553</text:p>
          </table:table-cell>
          <table:table-cell table:formula="of:=FLOOR(1024+RAND()*256;1;0)+[.D30]"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      ([.B30]*[.$C$1]+(1024-[.$C$1])*[.C31])/1024              ;1;0)" office:value-type="float" office:value="1550" calcext:value-type="float">
            <text:p>1550</text:p>
          </table:table-cell>
          <table:table-cell table:formula="of:=FLOOR(1024+RAND()*256;1;0)+[.D31]"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      ([.B31]*[.$C$1]+(1024-[.$C$1])*[.C32])/1024              ;1;0)" office:value-type="float" office:value="1547" calcext:value-type="float">
            <text:p>1547</text:p>
          </table:table-cell>
          <table:table-cell table:formula="of:=FLOOR(1024+RAND()*256;1;0)+[.D32]"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      ([.B32]*[.$C$1]+(1024-[.$C$1])*[.C33])/1024              ;1;0)" office:value-type="float" office:value="1543" calcext:value-type="float">
            <text:p>1543</text:p>
          </table:table-cell>
          <table:table-cell table:formula="of:=FLOOR(1024+RAND()*256;1;0)+[.D33]"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      ([.B33]*[.$C$1]+(1024-[.$C$1])*[.C34])/1024              ;1;0)" office:value-type="float" office:value="1539" calcext:value-type="float">
            <text:p>1539</text:p>
          </table:table-cell>
          <table:table-cell table:formula="of:=FLOOR(1024+RAND()*256;1;0)+[.D34]"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      ([.B34]*[.$C$1]+(1024-[.$C$1])*[.C35])/1024              ;1;0)" office:value-type="float" office:value="1535" calcext:value-type="float">
            <text:p>1535</text:p>
          </table:table-cell>
          <table:table-cell table:formula="of:=FLOOR(1024+RAND()*256;1;0)+[.D35]"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      ([.B35]*[.$C$1]+(1024-[.$C$1])*[.C36])/1024              ;1;0)" office:value-type="float" office:value="1531" calcext:value-type="float">
            <text:p>1531</text:p>
          </table:table-cell>
          <table:table-cell table:formula="of:=FLOOR(1024+RAND()*256;1;0)+[.D36]"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      ([.B36]*[.$C$1]+(1024-[.$C$1])*[.C37])/1024              ;1;0)" office:value-type="float" office:value="1527" calcext:value-type="float">
            <text:p>1527</text:p>
          </table:table-cell>
          <table:table-cell table:formula="of:=FLOOR(1024+RAND()*256;1;0)+[.D37]"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      ([.B37]*[.$C$1]+(1024-[.$C$1])*[.C38])/1024              ;1;0)" office:value-type="float" office:value="1524" calcext:value-type="float">
            <text:p>1524</text:p>
          </table:table-cell>
          <table:table-cell table:formula="of:=FLOOR(1024+RAND()*256;1;0)+[.D38]"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      ([.B38]*[.$C$1]+(1024-[.$C$1])*[.C39])/1024              ;1;0)" office:value-type="float" office:value="1525" calcext:value-type="float">
            <text:p>1525</text:p>
          </table:table-cell>
          <table:table-cell table:formula="of:=FLOOR(1024+RAND()*256;1;0)+[.D39]" office:value-type="float" office:value="1706" calcext:value-type="float">
            <text:p>170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      ([.B39]*[.$C$1]+(1024-[.$C$1])*[.C40])/1024              ;1;0)" office:value-type="float" office:value="1525" calcext:value-type="float">
            <text:p>1525</text:p>
          </table:table-cell>
          <table:table-cell table:formula="of:=FLOOR(1024+RAND()*256;1;0)+[.D40]" office:value-type="float" office:value="1567" calcext:value-type="float">
            <text:p>156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      ([.B40]*[.$C$1]+(1024-[.$C$1])*[.C41])/1024              ;1;0)" office:value-type="float" office:value="1522" calcext:value-type="float">
            <text:p>1522</text:p>
          </table:table-cell>
          <table:table-cell table:formula="of:=FLOOR(1024+RAND()*256;1;0)+[.D41]"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      ([.B41]*[.$C$1]+(1024-[.$C$1])*[.C42])/1024              ;1;0)" office:value-type="float" office:value="1518" calcext:value-type="float">
            <text:p>1518</text:p>
          </table:table-cell>
          <table:table-cell table:formula="of:=FLOOR(1024+RAND()*256;1;0)+[.D42]"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      ([.B42]*[.$C$1]+(1024-[.$C$1])*[.C43])/1024              ;1;0)" office:value-type="float" office:value="1515" calcext:value-type="float">
            <text:p>1515</text:p>
          </table:table-cell>
          <table:table-cell table:formula="of:=FLOOR(1024+RAND()*256;1;0)+[.D43]"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      ([.B43]*[.$C$1]+(1024-[.$C$1])*[.C44])/1024              ;1;0)" office:value-type="float" office:value="1512" calcext:value-type="float">
            <text:p>1512</text:p>
          </table:table-cell>
          <table:table-cell table:formula="of:=FLOOR(1024+RAND()*256;1;0)+[.D44]"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      ([.B44]*[.$C$1]+(1024-[.$C$1])*[.C45])/1024              ;1;0)" office:value-type="float" office:value="1509" calcext:value-type="float">
            <text:p>1509</text:p>
          </table:table-cell>
          <table:table-cell table:formula="of:=FLOOR(1024+RAND()*256;1;0)+[.D45]"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      ([.B45]*[.$C$1]+(1024-[.$C$1])*[.C46])/1024              ;1;0)" office:value-type="float" office:value="1505" calcext:value-type="float">
            <text:p>1505</text:p>
          </table:table-cell>
          <table:table-cell table:formula="of:=FLOOR(1024+RAND()*256;1;0)+[.D46]"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      ([.B46]*[.$C$1]+(1024-[.$C$1])*[.C47])/1024              ;1;0)" office:value-type="float" office:value="1502" calcext:value-type="float">
            <text:p>1502</text:p>
          </table:table-cell>
          <table:table-cell table:formula="of:=FLOOR(1024+RAND()*256;1;0)+[.D47]"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      ([.B47]*[.$C$1]+(1024-[.$C$1])*[.C48])/1024              ;1;0)" office:value-type="float" office:value="1498" calcext:value-type="float">
            <text:p>1498</text:p>
          </table:table-cell>
          <table:table-cell table:formula="of:=FLOOR(1024+RAND()*256;1;0)+[.D48]"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      ([.B48]*[.$C$1]+(1024-[.$C$1])*[.C49])/1024              ;1;0)" office:value-type="float" office:value="1495" calcext:value-type="float">
            <text:p>1495</text:p>
          </table:table-cell>
          <table:table-cell table:formula="of:=FLOOR(1024+RAND()*256;1;0)+[.D49]" office:value-type="float" office:value="1168" calcext:value-type="float">
            <text:p>1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      ([.B49]*[.$C$1]+(1024-[.$C$1])*[.C50])/1024              ;1;0)" office:value-type="float" office:value="1492" calcext:value-type="float">
            <text:p>1492</text:p>
          </table:table-cell>
          <table:table-cell table:formula="of:=FLOOR(1024+RAND()*256;1;0)+[.D50]"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      ([.B50]*[.$C$1]+(1024-[.$C$1])*[.C51])/1024              ;1;0)" office:value-type="float" office:value="1494" calcext:value-type="float">
            <text:p>1494</text:p>
          </table:table-cell>
          <table:table-cell table:formula="of:=FLOOR(1024+RAND()*256;1;0)+[.D51]" office:value-type="float" office:value="1752" calcext:value-type="float">
            <text:p>17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      ([.B51]*[.$C$1]+(1024-[.$C$1])*[.C52])/1024              ;1;0)" office:value-type="float" office:value="1495" calcext:value-type="float">
            <text:p>1495</text:p>
          </table:table-cell>
          <table:table-cell table:formula="of:=FLOOR(1024+RAND()*256;1;0)+[.D52]" office:value-type="float" office:value="1646" calcext:value-type="float">
            <text:p>164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      ([.B52]*[.$C$1]+(1024-[.$C$1])*[.C53])/1024              ;1;0)" office:value-type="float" office:value="1492" calcext:value-type="float">
            <text:p>1492</text:p>
          </table:table-cell>
          <table:table-cell table:formula="of:=FLOOR(1024+RAND()*256;1;0)+[.D53]"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      ([.B53]*[.$C$1]+(1024-[.$C$1])*[.C54])/1024              ;1;0)" office:value-type="float" office:value="1489" calcext:value-type="float">
            <text:p>1489</text:p>
          </table:table-cell>
          <table:table-cell table:formula="of:=FLOOR(1024+RAND()*256;1;0)+[.D54]"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      ([.B54]*[.$C$1]+(1024-[.$C$1])*[.C55])/1024              ;1;0)" office:value-type="float" office:value="1485" calcext:value-type="float">
            <text:p>1485</text:p>
          </table:table-cell>
          <table:table-cell table:formula="of:=FLOOR(1024+RAND()*256;1;0)+[.D55]"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      ([.B55]*[.$C$1]+(1024-[.$C$1])*[.C56])/1024              ;1;0)" office:value-type="float" office:value="1482" calcext:value-type="float">
            <text:p>1482</text:p>
          </table:table-cell>
          <table:table-cell table:formula="of:=FLOOR(1024+RAND()*256;1;0)+[.D56]"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      ([.B56]*[.$C$1]+(1024-[.$C$1])*[.C57])/1024              ;1;0)" office:value-type="float" office:value="1479" calcext:value-type="float">
            <text:p>1479</text:p>
          </table:table-cell>
          <table:table-cell table:formula="of:=FLOOR(1024+RAND()*256;1;0)+[.D57]"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      ([.B57]*[.$C$1]+(1024-[.$C$1])*[.C58])/1024              ;1;0)" office:value-type="float" office:value="1476" calcext:value-type="float">
            <text:p>1476</text:p>
          </table:table-cell>
          <table:table-cell table:formula="of:=FLOOR(1024+RAND()*256;1;0)+[.D58]"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      ([.B58]*[.$C$1]+(1024-[.$C$1])*[.C59])/1024              ;1;0)" office:value-type="float" office:value="1472" calcext:value-type="float">
            <text:p>1472</text:p>
          </table:table-cell>
          <table:table-cell table:formula="of:=FLOOR(1024+RAND()*256;1;0)+[.D59]"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      ([.B59]*[.$C$1]+(1024-[.$C$1])*[.C60])/1024              ;1;0)" office:value-type="float" office:value="1469" calcext:value-type="float">
            <text:p>1469</text:p>
          </table:table-cell>
          <table:table-cell table:formula="of:=FLOOR(1024+RAND()*256;1;0)+[.D60]"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      ([.B60]*[.$C$1]+(1024-[.$C$1])*[.C61])/1024              ;1;0)" office:value-type="float" office:value="1467" calcext:value-type="float">
            <text:p>1467</text:p>
          </table:table-cell>
          <table:table-cell table:formula="of:=FLOOR(1024+RAND()*256;1;0)+[.D61]"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      ([.B61]*[.$C$1]+(1024-[.$C$1])*[.C62])/1024              ;1;0)" office:value-type="float" office:value="1464" calcext:value-type="float">
            <text:p>1464</text:p>
          </table:table-cell>
          <table:table-cell table:formula="of:=FLOOR(1024+RAND()*256;1;0)+[.D62]"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      ([.B62]*[.$C$1]+(1024-[.$C$1])*[.C63])/1024              ;1;0)" office:value-type="float" office:value="1465" calcext:value-type="float">
            <text:p>1465</text:p>
          </table:table-cell>
          <table:table-cell table:formula="of:=FLOOR(1024+RAND()*256;1;0)+[.D63]" office:value-type="float" office:value="1711" calcext:value-type="float">
            <text:p>171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      ([.B63]*[.$C$1]+(1024-[.$C$1])*[.C64])/1024              ;1;0)" office:value-type="float" office:value="1466" calcext:value-type="float">
            <text:p>1466</text:p>
          </table:table-cell>
          <table:table-cell table:formula="of:=FLOOR(1024+RAND()*256;1;0)+[.D64]" office:value-type="float" office:value="1651" calcext:value-type="float">
            <text:p>165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      ([.B64]*[.$C$1]+(1024-[.$C$1])*[.C65])/1024              ;1;0)" office:value-type="float" office:value="1463" calcext:value-type="float">
            <text:p>1463</text:p>
          </table:table-cell>
          <table:table-cell table:formula="of:=FLOOR(1024+RAND()*256;1;0)+[.D65]" office:value-type="float" office:value="1192" calcext:value-type="float">
            <text:p>1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      ([.B65]*[.$C$1]+(1024-[.$C$1])*[.C66])/1024              ;1;0)" office:value-type="float" office:value="1461" calcext:value-type="float">
            <text:p>1461</text:p>
          </table:table-cell>
          <table:table-cell table:formula="of:=FLOOR(1024+RAND()*256;1;0)+[.D66]"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      ([.B66]*[.$C$1]+(1024-[.$C$1])*[.C67])/1024              ;1;0)" office:value-type="float" office:value="1458" calcext:value-type="float">
            <text:p>1458</text:p>
          </table:table-cell>
          <table:table-cell table:formula="of:=FLOOR(1024+RAND()*256;1;0)+[.D67]"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      ([.B67]*[.$C$1]+(1024-[.$C$1])*[.C68])/1024              ;1;0)" office:value-type="float" office:value="1455" calcext:value-type="float">
            <text:p>1455</text:p>
          </table:table-cell>
          <table:table-cell table:formula="of:=FLOOR(1024+RAND()*256;1;0)+[.D68]" office:value-type="float" office:value="1116" calcext:value-type="float">
            <text:p>1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      ([.B68]*[.$C$1]+(1024-[.$C$1])*[.C69])/1024              ;1;0)" office:value-type="float" office:value="1453" calcext:value-type="float">
            <text:p>1453</text:p>
          </table:table-cell>
          <table:table-cell table:formula="of:=FLOOR(1024+RAND()*256;1;0)+[.D69]"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      ([.B69]*[.$C$1]+(1024-[.$C$1])*[.C70])/1024              ;1;0)" office:value-type="float" office:value="1450" calcext:value-type="float">
            <text:p>1450</text:p>
          </table:table-cell>
          <table:table-cell table:formula="of:=FLOOR(1024+RAND()*256;1;0)+[.D70]"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      ([.B70]*[.$C$1]+(1024-[.$C$1])*[.C71])/1024              ;1;0)" office:value-type="float" office:value="1446" calcext:value-type="float">
            <text:p>1446</text:p>
          </table:table-cell>
          <table:table-cell table:formula="of:=FLOOR(1024+RAND()*256;1;0)+[.D71]" office:value-type="float" office:value="1041" calcext:value-type="float">
            <text:p>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      ([.B71]*[.$C$1]+(1024-[.$C$1])*[.C72])/1024              ;1;0)" office:value-type="float" office:value="1443" calcext:value-type="float">
            <text:p>1443</text:p>
          </table:table-cell>
          <table:table-cell table:formula="of:=FLOOR(1024+RAND()*256;1;0)+[.D72]" office:value-type="float" office:value="1147" calcext:value-type="float">
            <text:p>1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      ([.B72]*[.$C$1]+(1024-[.$C$1])*[.C73])/1024              ;1;0)" office:value-type="float" office:value="1440" calcext:value-type="float">
            <text:p>1440</text:p>
          </table:table-cell>
          <table:table-cell table:formula="of:=FLOOR(1024+RAND()*256;1;0)+[.D73]"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      ([.B73]*[.$C$1]+(1024-[.$C$1])*[.C74])/1024              ;1;0)" office:value-type="float" office:value="1437" calcext:value-type="float">
            <text:p>1437</text:p>
          </table:table-cell>
          <table:table-cell table:formula="of:=FLOOR(1024+RAND()*256;1;0)+[.D74]"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      ([.B74]*[.$C$1]+(1024-[.$C$1])*[.C75])/1024              ;1;0)" office:value-type="float" office:value="1439" calcext:value-type="float">
            <text:p>1439</text:p>
          </table:table-cell>
          <table:table-cell table:formula="of:=FLOOR(1024+RAND()*256;1;0)+[.D75]" office:value-type="float" office:value="1694" calcext:value-type="float">
            <text:p>169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      ([.B75]*[.$C$1]+(1024-[.$C$1])*[.C76])/1024              ;1;0)" office:value-type="float" office:value="1440" calcext:value-type="float">
            <text:p>1440</text:p>
          </table:table-cell>
          <table:table-cell table:formula="of:=FLOOR(1024+RAND()*256;1;0)+[.D76]" office:value-type="float" office:value="1644" calcext:value-type="float">
            <text:p>164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      ([.B76]*[.$C$1]+(1024-[.$C$1])*[.C77])/1024              ;1;0)" office:value-type="float" office:value="1436" calcext:value-type="float">
            <text:p>1436</text:p>
          </table:table-cell>
          <table:table-cell table:formula="of:=FLOOR(1024+RAND()*256;1;0)+[.D77]" office:value-type="float" office:value="1051" calcext:value-type="float">
            <text:p>10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      ([.B77]*[.$C$1]+(1024-[.$C$1])*[.C78])/1024              ;1;0)" office:value-type="float" office:value="1434" calcext:value-type="float">
            <text:p>1434</text:p>
          </table:table-cell>
          <table:table-cell table:formula="of:=FLOOR(1024+RAND()*256;1;0)+[.D78]"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      ([.B78]*[.$C$1]+(1024-[.$C$1])*[.C79])/1024              ;1;0)" office:value-type="float" office:value="1432" calcext:value-type="float">
            <text:p>1432</text:p>
          </table:table-cell>
          <table:table-cell table:formula="of:=FLOOR(1024+RAND()*256;1;0)+[.D79]"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      ([.B79]*[.$C$1]+(1024-[.$C$1])*[.C80])/1024              ;1;0)" office:value-type="float" office:value="1430" calcext:value-type="float">
            <text:p>1430</text:p>
          </table:table-cell>
          <table:table-cell table:formula="of:=FLOOR(1024+RAND()*256;1;0)+[.D80]" office:value-type="float" office:value="1263" calcext:value-type="float">
            <text:p>12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      ([.B80]*[.$C$1]+(1024-[.$C$1])*[.C81])/1024              ;1;0)" office:value-type="float" office:value="1427" calcext:value-type="float">
            <text:p>1427</text:p>
          </table:table-cell>
          <table:table-cell table:formula="of:=FLOOR(1024+RAND()*256;1;0)+[.D81]"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      ([.B81]*[.$C$1]+(1024-[.$C$1])*[.C82])/1024              ;1;0)" office:value-type="float" office:value="1425" calcext:value-type="float">
            <text:p>1425</text:p>
          </table:table-cell>
          <table:table-cell table:formula="of:=FLOOR(1024+RAND()*256;1;0)+[.D82]" office:value-type="float" office:value="1179" calcext:value-type="float">
            <text:p>1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      ([.B82]*[.$C$1]+(1024-[.$C$1])*[.C83])/1024              ;1;0)" office:value-type="float" office:value="1422" calcext:value-type="float">
            <text:p>1422</text:p>
          </table:table-cell>
          <table:table-cell table:formula="of:=FLOOR(1024+RAND()*256;1;0)+[.D83]"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      ([.B83]*[.$C$1]+(1024-[.$C$1])*[.C84])/1024              ;1;0)" office:value-type="float" office:value="1420" calcext:value-type="float">
            <text:p>1420</text:p>
          </table:table-cell>
          <table:table-cell table:formula="of:=FLOOR(1024+RAND()*256;1;0)+[.D84]"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      ([.B84]*[.$C$1]+(1024-[.$C$1])*[.C85])/1024              ;1;0)" office:value-type="float" office:value="1417" calcext:value-type="float">
            <text:p>1417</text:p>
          </table:table-cell>
          <table:table-cell table:formula="of:=FLOOR(1024+RAND()*256;1;0)+[.D85]" office:value-type="float" office:value="1116" calcext:value-type="float">
            <text:p>1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      ([.B85]*[.$C$1]+(1024-[.$C$1])*[.C86])/1024              ;1;0)" office:value-type="float" office:value="1414" calcext:value-type="float">
            <text:p>1414</text:p>
          </table:table-cell>
          <table:table-cell table:formula="of:=FLOOR(1024+RAND()*256;1;0)+[.D86]" office:value-type="float" office:value="1106" calcext:value-type="float">
            <text:p>1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      ([.B86]*[.$C$1]+(1024-[.$C$1])*[.C87])/1024              ;1;0)" office:value-type="float" office:value="1415" calcext:value-type="float">
            <text:p>1415</text:p>
          </table:table-cell>
          <table:table-cell table:formula="of:=FLOOR(1024+RAND()*256;1;0)+[.D87]" office:value-type="float" office:value="1628" calcext:value-type="float">
            <text:p>162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      ([.B87]*[.$C$1]+(1024-[.$C$1])*[.C88])/1024              ;1;0)" office:value-type="float" office:value="1416" calcext:value-type="float">
            <text:p>1416</text:p>
          </table:table-cell>
          <table:table-cell table:formula="of:=FLOOR(1024+RAND()*256;1;0)+[.D88]" office:value-type="float" office:value="1601" calcext:value-type="float">
            <text:p>160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      ([.B88]*[.$C$1]+(1024-[.$C$1])*[.C89])/1024              ;1;0)" office:value-type="float" office:value="1413" calcext:value-type="float">
            <text:p>1413</text:p>
          </table:table-cell>
          <table:table-cell table:formula="of:=FLOOR(1024+RAND()*256;1;0)+[.D89]" office:value-type="float" office:value="1115" calcext:value-type="float">
            <text:p>1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      ([.B89]*[.$C$1]+(1024-[.$C$1])*[.C90])/1024              ;1;0)" office:value-type="float" office:value="1411" calcext:value-type="float">
            <text:p>1411</text:p>
          </table:table-cell>
          <table:table-cell table:formula="of:=FLOOR(1024+RAND()*256;1;0)+[.D90]" office:value-type="float" office:value="1177" calcext:value-type="float">
            <text:p>1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      ([.B90]*[.$C$1]+(1024-[.$C$1])*[.C91])/1024              ;1;0)" office:value-type="float" office:value="1408" calcext:value-type="float">
            <text:p>1408</text:p>
          </table:table-cell>
          <table:table-cell table:formula="of:=FLOOR(1024+RAND()*256;1;0)+[.D91]" office:value-type="float" office:value="1133" calcext:value-type="float">
            <text:p>1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      ([.B91]*[.$C$1]+(1024-[.$C$1])*[.C92])/1024              ;1;0)" office:value-type="float" office:value="1406" calcext:value-type="float">
            <text:p>1406</text:p>
          </table:table-cell>
          <table:table-cell table:formula="of:=FLOOR(1024+RAND()*256;1;0)+[.D92]" office:value-type="float" office:value="1174" calcext:value-type="float">
            <text:p>1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      ([.B92]*[.$C$1]+(1024-[.$C$1])*[.C93])/1024              ;1;0)" office:value-type="float" office:value="1403" calcext:value-type="float">
            <text:p>1403</text:p>
          </table:table-cell>
          <table:table-cell table:formula="of:=FLOOR(1024+RAND()*256;1;0)+[.D93]" office:value-type="float" office:value="1043" calcext:value-type="float">
            <text:p>1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      ([.B93]*[.$C$1]+(1024-[.$C$1])*[.C94])/1024              ;1;0)" office:value-type="float" office:value="1400" calcext:value-type="float">
            <text:p>1400</text:p>
          </table:table-cell>
          <table:table-cell table:formula="of:=FLOOR(1024+RAND()*256;1;0)+[.D94]"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      ([.B94]*[.$C$1]+(1024-[.$C$1])*[.C95])/1024              ;1;0)" office:value-type="float" office:value="1397" calcext:value-type="float">
            <text:p>1397</text:p>
          </table:table-cell>
          <table:table-cell table:formula="of:=FLOOR(1024+RAND()*256;1;0)+[.D95]" office:value-type="float" office:value="1107" calcext:value-type="float">
            <text:p>1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      ([.B95]*[.$C$1]+(1024-[.$C$1])*[.C96])/1024              ;1;0)" office:value-type="float" office:value="1395" calcext:value-type="float">
            <text:p>1395</text:p>
          </table:table-cell>
          <table:table-cell table:formula="of:=FLOOR(1024+RAND()*256;1;0)+[.D96]" office:value-type="float" office:value="1262" calcext:value-type="float">
            <text:p>12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      ([.B96]*[.$C$1]+(1024-[.$C$1])*[.C97])/1024              ;1;0)" office:value-type="float" office:value="1393" calcext:value-type="float">
            <text:p>1393</text:p>
          </table:table-cell>
          <table:table-cell table:formula="of:=FLOOR(1024+RAND()*256;1;0)+[.D97]" office:value-type="float" office:value="1252" calcext:value-type="float">
            <text:p>1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      ([.B97]*[.$C$1]+(1024-[.$C$1])*[.C98])/1024              ;1;0)" office:value-type="float" office:value="1390" calcext:value-type="float">
            <text:p>1390</text:p>
          </table:table-cell>
          <table:table-cell table:formula="of:=FLOOR(1024+RAND()*256;1;0)+[.D98]" office:value-type="float" office:value="1102" calcext:value-type="float">
            <text:p>1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      ([.B98]*[.$C$1]+(1024-[.$C$1])*[.C99])/1024              ;1;0)" office:value-type="float" office:value="1391" calcext:value-type="float">
            <text:p>1391</text:p>
          </table:table-cell>
          <table:table-cell table:formula="of:=FLOOR(1024+RAND()*256;1;0)+[.D99]" office:value-type="float" office:value="1557" calcext:value-type="float">
            <text:p>15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      ([.B99]*[.$C$1]+(1024-[.$C$1])*[.C100])/1024              ;1;0)" office:value-type="float" office:value="1392" calcext:value-type="float">
            <text:p>1392</text:p>
          </table:table-cell>
          <table:table-cell table:formula="of:=FLOOR(1024+RAND()*256;1;0)+[.D100]" office:value-type="float" office:value="1589" calcext:value-type="float">
            <text:p>158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      ([.B100]*[.$C$1]+(1024-[.$C$1])*[.C101])/1024              ;1;0)" office:value-type="float" office:value="1389" calcext:value-type="float">
            <text:p>1389</text:p>
          </table:table-cell>
          <table:table-cell table:formula="of:=FLOOR(1024+RAND()*256;1;0)+[.D101]" office:value-type="float" office:value="1051" calcext:value-type="float">
            <text:p>1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      ([.B101]*[.$C$1]+(1024-[.$C$1])*[.C102])/1024              ;1;0)" office:value-type="float" office:value="1387" calcext:value-type="float">
            <text:p>1387</text:p>
          </table:table-cell>
          <table:table-cell table:formula="of:=FLOOR(1024+RAND()*256;1;0)+[.D102]" office:value-type="float" office:value="1134" calcext:value-type="float">
            <text:p>11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      ([.B102]*[.$C$1]+(1024-[.$C$1])*[.C103])/1024              ;1;0)" office:value-type="float" office:value="1385" calcext:value-type="float">
            <text:p>1385</text:p>
          </table:table-cell>
          <table:table-cell table:formula="of:=FLOOR(1024+RAND()*256;1;0)+[.D103]"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      ([.B103]*[.$C$1]+(1024-[.$C$1])*[.C104])/1024              ;1;0)" office:value-type="float" office:value="1383" calcext:value-type="float">
            <text:p>1383</text:p>
          </table:table-cell>
          <table:table-cell table:formula="of:=FLOOR(1024+RAND()*256;1;0)+[.D104]" office:value-type="float" office:value="1195" calcext:value-type="float">
            <text:p>1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      ([.B104]*[.$C$1]+(1024-[.$C$1])*[.C105])/1024              ;1;0)" office:value-type="float" office:value="1380" calcext:value-type="float">
            <text:p>1380</text:p>
          </table:table-cell>
          <table:table-cell table:formula="of:=FLOOR(1024+RAND()*256;1;0)+[.D105]" office:value-type="float" office:value="1109" calcext:value-type="float">
            <text:p>1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      ([.B105]*[.$C$1]+(1024-[.$C$1])*[.C106])/1024              ;1;0)" office:value-type="float" office:value="1378" calcext:value-type="float">
            <text:p>1378</text:p>
          </table:table-cell>
          <table:table-cell table:formula="of:=FLOOR(1024+RAND()*256;1;0)+[.D106]" office:value-type="float" office:value="1238" calcext:value-type="float">
            <text:p>12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      ([.B106]*[.$C$1]+(1024-[.$C$1])*[.C107])/1024              ;1;0)" office:value-type="float" office:value="1376" calcext:value-type="float">
            <text:p>1376</text:p>
          </table:table-cell>
          <table:table-cell table:formula="of:=FLOOR(1024+RAND()*256;1;0)+[.D107]" office:value-type="float" office:value="1169" calcext:value-type="float">
            <text:p>11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      ([.B107]*[.$C$1]+(1024-[.$C$1])*[.C108])/1024              ;1;0)" office:value-type="float" office:value="1375" calcext:value-type="float">
            <text:p>1375</text:p>
          </table:table-cell>
          <table:table-cell table:formula="of:=FLOOR(1024+RAND()*256;1;0)+[.D108]" office:value-type="float" office:value="1251" calcext:value-type="float">
            <text:p>1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      ([.B108]*[.$C$1]+(1024-[.$C$1])*[.C109])/1024              ;1;0)" office:value-type="float" office:value="1373" calcext:value-type="float">
            <text:p>1373</text:p>
          </table:table-cell>
          <table:table-cell table:formula="of:=FLOOR(1024+RAND()*256;1;0)+[.D109]" office:value-type="float" office:value="1223" calcext:value-type="float">
            <text:p>1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      ([.B109]*[.$C$1]+(1024-[.$C$1])*[.C110])/1024              ;1;0)" office:value-type="float" office:value="1371" calcext:value-type="float">
            <text:p>1371</text:p>
          </table:table-cell>
          <table:table-cell table:formula="of:=FLOOR(1024+RAND()*256;1;0)+[.D110]" office:value-type="float" office:value="1178" calcext:value-type="float">
            <text:p>1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      ([.B110]*[.$C$1]+(1024-[.$C$1])*[.C111])/1024              ;1;0)" office:value-type="float" office:value="1373" calcext:value-type="float">
            <text:p>1373</text:p>
          </table:table-cell>
          <table:table-cell table:formula="of:=FLOOR(1024+RAND()*256;1;0)+[.D111]" office:value-type="float" office:value="1677" calcext:value-type="float">
            <text:p>167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      ([.B111]*[.$C$1]+(1024-[.$C$1])*[.C112])/1024              ;1;0)" office:value-type="float" office:value="1374" calcext:value-type="float">
            <text:p>1374</text:p>
          </table:table-cell>
          <table:table-cell table:formula="of:=FLOOR(1024+RAND()*256;1;0)+[.D112]" office:value-type="float" office:value="1570" calcext:value-type="float">
            <text:p>157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      ([.B112]*[.$C$1]+(1024-[.$C$1])*[.C113])/1024              ;1;0)" office:value-type="float" office:value="1372" calcext:value-type="float">
            <text:p>1372</text:p>
          </table:table-cell>
          <table:table-cell table:formula="of:=FLOOR(1024+RAND()*256;1;0)+[.D113]" office:value-type="float" office:value="1174" calcext:value-type="float">
            <text:p>1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      ([.B113]*[.$C$1]+(1024-[.$C$1])*[.C114])/1024              ;1;0)" office:value-type="float" office:value="1370" calcext:value-type="float">
            <text:p>1370</text:p>
          </table:table-cell>
          <table:table-cell table:formula="of:=FLOOR(1024+RAND()*256;1;0)+[.D114]"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      ([.B114]*[.$C$1]+(1024-[.$C$1])*[.C115])/1024              ;1;0)" office:value-type="float" office:value="1369" calcext:value-type="float">
            <text:p>1369</text:p>
          </table:table-cell>
          <table:table-cell table:formula="of:=FLOOR(1024+RAND()*256;1;0)+[.D115]" office:value-type="float" office:value="1254" calcext:value-type="float">
            <text:p>12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      ([.B115]*[.$C$1]+(1024-[.$C$1])*[.C116])/1024              ;1;0)" office:value-type="float" office:value="1367" calcext:value-type="float">
            <text:p>1367</text:p>
          </table:table-cell>
          <table:table-cell table:formula="of:=FLOOR(1024+RAND()*256;1;0)+[.D116]" office:value-type="float" office:value="1219" calcext:value-type="float">
            <text:p>1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      ([.B116]*[.$C$1]+(1024-[.$C$1])*[.C117])/1024              ;1;0)" office:value-type="float" office:value="1364" calcext:value-type="float">
            <text:p>1364</text:p>
          </table:table-cell>
          <table:table-cell table:formula="of:=FLOOR(1024+RAND()*256;1;0)+[.D117]" office:value-type="float" office:value="1069" calcext:value-type="float">
            <text:p>10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      ([.B117]*[.$C$1]+(1024-[.$C$1])*[.C118])/1024              ;1;0)" office:value-type="float" office:value="1362" calcext:value-type="float">
            <text:p>1362</text:p>
          </table:table-cell>
          <table:table-cell table:formula="of:=FLOOR(1024+RAND()*256;1;0)+[.D118]" office:value-type="float" office:value="1186" calcext:value-type="float">
            <text:p>1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      ([.B118]*[.$C$1]+(1024-[.$C$1])*[.C119])/1024              ;1;0)" office:value-type="float" office:value="1360" calcext:value-type="float">
            <text:p>1360</text:p>
          </table:table-cell>
          <table:table-cell table:formula="of:=FLOOR(1024+RAND()*256;1;0)+[.D119]" office:value-type="float" office:value="1206" calcext:value-type="float">
            <text:p>12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      ([.B119]*[.$C$1]+(1024-[.$C$1])*[.C120])/1024              ;1;0)" office:value-type="float" office:value="1358" calcext:value-type="float">
            <text:p>1358</text:p>
          </table:table-cell>
          <table:table-cell table:formula="of:=FLOOR(1024+RAND()*256;1;0)+[.D120]" office:value-type="float" office:value="1227" calcext:value-type="float">
            <text:p>12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      ([.B120]*[.$C$1]+(1024-[.$C$1])*[.C121])/1024              ;1;0)" office:value-type="float" office:value="1356" calcext:value-type="float">
            <text:p>1356</text:p>
          </table:table-cell>
          <table:table-cell table:formula="of:=FLOOR(1024+RAND()*256;1;0)+[.D121]" office:value-type="float" office:value="1109" calcext:value-type="float">
            <text:p>1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      ([.B121]*[.$C$1]+(1024-[.$C$1])*[.C122])/1024              ;1;0)" office:value-type="float" office:value="1354" calcext:value-type="float">
            <text:p>1354</text:p>
          </table:table-cell>
          <table:table-cell table:formula="of:=FLOOR(1024+RAND()*256;1;0)+[.D122]" office:value-type="float" office:value="1187" calcext:value-type="float">
            <text:p>11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      ([.B122]*[.$C$1]+(1024-[.$C$1])*[.C123])/1024              ;1;0)" office:value-type="float" office:value="1356" calcext:value-type="float">
            <text:p>1356</text:p>
          </table:table-cell>
          <table:table-cell table:formula="of:=FLOOR(1024+RAND()*256;1;0)+[.D123]" office:value-type="float" office:value="1697" calcext:value-type="float">
            <text:p>169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      ([.B123]*[.$C$1]+(1024-[.$C$1])*[.C124])/1024              ;1;0)" office:value-type="float" office:value="1359" calcext:value-type="float">
            <text:p>1359</text:p>
          </table:table-cell>
          <table:table-cell table:formula="of:=FLOOR(1024+RAND()*256;1;0)+[.D124]" office:value-type="float" office:value="1778" calcext:value-type="float">
            <text:p>177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      ([.B124]*[.$C$1]+(1024-[.$C$1])*[.C125])/1024              ;1;0)" office:value-type="float" office:value="1357" calcext:value-type="float">
            <text:p>1357</text:p>
          </table:table-cell>
          <table:table-cell table:formula="of:=FLOOR(1024+RAND()*256;1;0)+[.D125]" office:value-type="float" office:value="1182" calcext:value-type="float">
            <text:p>1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      ([.B125]*[.$C$1]+(1024-[.$C$1])*[.C126])/1024              ;1;0)" office:value-type="float" office:value="1355" calcext:value-type="float">
            <text:p>1355</text:p>
          </table:table-cell>
          <table:table-cell table:formula="of:=FLOOR(1024+RAND()*256;1;0)+[.D126]" office:value-type="float" office:value="1191" calcext:value-type="float">
            <text:p>1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      ([.B126]*[.$C$1]+(1024-[.$C$1])*[.C127])/1024              ;1;0)" office:value-type="float" office:value="1353" calcext:value-type="float">
            <text:p>1353</text:p>
          </table:table-cell>
          <table:table-cell table:formula="of:=FLOOR(1024+RAND()*256;1;0)+[.D127]"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      ([.B127]*[.$C$1]+(1024-[.$C$1])*[.C128])/1024              ;1;0)" office:value-type="float" office:value="1351" calcext:value-type="float">
            <text:p>1351</text:p>
          </table:table-cell>
          <table:table-cell table:formula="of:=FLOOR(1024+RAND()*256;1;0)+[.D128]" office:value-type="float" office:value="1181" calcext:value-type="float">
            <text:p>1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      ([.B128]*[.$C$1]+(1024-[.$C$1])*[.C129])/1024              ;1;0)" office:value-type="float" office:value="1349" calcext:value-type="float">
            <text:p>1349</text:p>
          </table:table-cell>
          <table:table-cell table:formula="of:=FLOOR(1024+RAND()*256;1;0)+[.D129]" office:value-type="float" office:value="1203" calcext:value-type="float">
            <text:p>1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      ([.B129]*[.$C$1]+(1024-[.$C$1])*[.C130])/1024              ;1;0)" office:value-type="float" office:value="1347" calcext:value-type="float">
            <text:p>1347</text:p>
          </table:table-cell>
          <table:table-cell table:formula="of:=FLOOR(1024+RAND()*256;1;0)+[.D130]" office:value-type="float" office:value="1201" calcext:value-type="float">
            <text:p>1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      ([.B130]*[.$C$1]+(1024-[.$C$1])*[.C131])/1024              ;1;0)" office:value-type="float" office:value="1345" calcext:value-type="float">
            <text:p>1345</text:p>
          </table:table-cell>
          <table:table-cell table:formula="of:=FLOOR(1024+RAND()*256;1;0)+[.D131]"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      ([.B131]*[.$C$1]+(1024-[.$C$1])*[.C132])/1024              ;1;0)" office:value-type="float" office:value="1343" calcext:value-type="float">
            <text:p>1343</text:p>
          </table:table-cell>
          <table:table-cell table:formula="of:=FLOOR(1024+RAND()*256;1;0)+[.D132]" office:value-type="float" office:value="1201" calcext:value-type="float">
            <text:p>1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      ([.B132]*[.$C$1]+(1024-[.$C$1])*[.C133])/1024              ;1;0)" office:value-type="float" office:value="1341" calcext:value-type="float">
            <text:p>1341</text:p>
          </table:table-cell>
          <table:table-cell table:formula="of:=FLOOR(1024+RAND()*256;1;0)+[.D133]"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      ([.B133]*[.$C$1]+(1024-[.$C$1])*[.C134])/1024              ;1;0)" office:value-type="float" office:value="1339" calcext:value-type="float">
            <text:p>1339</text:p>
          </table:table-cell>
          <table:table-cell table:formula="of:=FLOOR(1024+RAND()*256;1;0)+[.D134]"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      ([.B134]*[.$C$1]+(1024-[.$C$1])*[.C135])/1024              ;1;0)" office:value-type="float" office:value="1341" calcext:value-type="float">
            <text:p>1341</text:p>
          </table:table-cell>
          <table:table-cell table:formula="of:=FLOOR(1024+RAND()*256;1;0)+[.D135]" office:value-type="float" office:value="1642" calcext:value-type="float">
            <text:p>164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      ([.B135]*[.$C$1]+(1024-[.$C$1])*[.C136])/1024              ;1;0)" office:value-type="float" office:value="1344" calcext:value-type="float">
            <text:p>1344</text:p>
          </table:table-cell>
          <table:table-cell table:formula="of:=FLOOR(1024+RAND()*256;1;0)+[.D136]" office:value-type="float" office:value="1779" calcext:value-type="float">
            <text:p>177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      ([.B136]*[.$C$1]+(1024-[.$C$1])*[.C137])/1024              ;1;0)" office:value-type="float" office:value="1343" calcext:value-type="float">
            <text:p>1343</text:p>
          </table:table-cell>
          <table:table-cell table:formula="of:=FLOOR(1024+RAND()*256;1;0)+[.D137]" office:value-type="float" office:value="1223" calcext:value-type="float">
            <text:p>12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      ([.B137]*[.$C$1]+(1024-[.$C$1])*[.C138])/1024              ;1;0)" office:value-type="float" office:value="1342" calcext:value-type="float">
            <text:p>1342</text:p>
          </table:table-cell>
          <table:table-cell table:formula="of:=FLOOR(1024+RAND()*256;1;0)+[.D138]" office:value-type="float" office:value="1257" calcext:value-type="float">
            <text:p>125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0:25:45.836810521</meta:creation-date>
    <dc:date>2015-02-28T11:44:07.372845440</dc:date>
    <meta:editing-duration>PT48M11S</meta:editing-duration>
    <meta:editing-cycles>3</meta:editing-cycles>
    <meta:generator>LibreOffice/4.3.5.2.0$Linux_X86_64 LibreOffice_project/430m0$Build-2</meta:generator>
    <meta:document-statistic meta:table-count="1" meta:cell-count="5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149cm" svg:y="3.706cm" style:legend-expansion="high" chart:style-name="ch2"/>
        <chart:plot-area chart:style-name="ch3" table:cell-range-address="Sheet1.A4:Sheet1.D138" svg:x="0.32cm" svg:y="0.18cm" svg:width="12.509cm" svg:height="8.646cm">
          <chartooo:coordinate-region svg:x="1.312cm" svg:y="0.379cm" svg:width="11.23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8" chart:class="chart:scatter">
            <chart:domain table:cell-range-address="Sheet1.A4:Sheet1.A138"/>
            <chart:data-point chart:repeated="135"/>
          </chart:series>
          <chart:series chart:style-name="ch7" chart:values-cell-range-address="Sheet1.C4:Sheet1.C138" chart:class="chart:scatter">
            <chart:data-point chart:repeated="135"/>
          </chart:series>
          <chart:series chart:style-name="ch8" chart:values-cell-range-address="Sheet1.D4:Sheet1.D138" chart:class="chart:scatter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38</svg:desc>
                </draw:g>
              </table:table-cell>
              <table:table-cell office:value-type="float" office:value="1638">
                <text:p>1638</text:p>
                <draw:g>
                  <svg:desc>Sheet1.B4:Sheet1.B138</svg:desc>
                </draw:g>
              </table:table-cell>
              <table:table-cell office:value-type="float" office:value="1638">
                <text:p>1638</text:p>
                <draw:g>
                  <svg:desc>Sheet1.C4:Sheet1.C138</svg:desc>
                </draw:g>
              </table:table-cell>
              <table:table-cell office:value-type="float" office:value="512">
                <text:p>512</text:p>
                <draw:g>
                  <svg:desc>Sheet1.D4:Sheet1.D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35">
                <text:p>1635</text:p>
              </table:table-cell>
              <table:table-cell office:value-type="float" office:value="1261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30">
                <text:p>163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25">
                <text:p>1625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20">
                <text:p>1620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16">
                <text:p>1616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11">
                <text:p>1611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06">
                <text:p>1606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02">
                <text:p>1602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97">
                <text:p>159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93">
                <text:p>1593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94">
                <text:p>1594</text:p>
              </table:table-cell>
              <table:table-cell office:value-type="float" office:value="1725">
                <text:p>172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94">
                <text:p>1594</text:p>
              </table:table-cell>
              <table:table-cell office:value-type="float" office:value="1696">
                <text:p>16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91">
                <text:p>1591</text:p>
              </table:table-cell>
              <table:table-cell office:value-type="float" office:value="1258">
                <text:p>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88">
                <text:p>1588</text:p>
              </table:table-cell>
              <table:table-cell office:value-type="float" office:value="1249">
                <text:p>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4">
                <text:p>1584</text:p>
              </table:table-cell>
              <table:table-cell office:value-type="float" office:value="1187">
                <text:p>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80">
                <text:p>1580</text:p>
              </table:table-cell>
              <table:table-cell office:value-type="float" office:value="1180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76">
                <text:p>1576</text:p>
              </table:table-cell>
              <table:table-cell office:value-type="float" office:value="1130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71">
                <text:p>1571</text:p>
              </table:table-cell>
              <table:table-cell office:value-type="float" office:value="1027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68">
                <text:p>1568</text:p>
              </table:table-cell>
              <table:table-cell office:value-type="float" office:value="1268">
                <text:p>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65">
                <text:p>1565</text:p>
              </table:table-cell>
              <table:table-cell office:value-type="float" office:value="1206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61">
                <text:p>1561</text:p>
              </table:table-cell>
              <table:table-cell office:value-type="float" office:value="1057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">
                <text:p>1558</text:p>
              </table:table-cell>
              <table:table-cell office:value-type="float" office:value="1197">
                <text:p>1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9">
                <text:p>1559</text:p>
              </table:table-cell>
              <table:table-cell office:value-type="float" office:value="1696">
                <text:p>16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60">
                <text:p>1560</text:p>
              </table:table-cell>
              <table:table-cell office:value-type="float" office:value="1702">
                <text:p>170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57">
                <text:p>1557</text:p>
              </table:table-cell>
              <table:table-cell office:value-type="float" office:value="1223">
                <text:p>1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53">
                <text:p>1553</text:p>
              </table:table-cell>
              <table:table-cell office:value-type="float" office:value="1121">
                <text:p>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50">
                <text:p>1550</text:p>
              </table:table-cell>
              <table:table-cell office:value-type="float" office:value="1241">
                <text:p>1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47">
                <text:p>1547</text:p>
              </table:table-cell>
              <table:table-cell office:value-type="float" office:value="1262">
                <text:p>1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43">
                <text:p>1543</text:p>
              </table:table-cell>
              <table:table-cell office:value-type="float" office:value="1064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39">
                <text:p>1539</text:p>
              </table:table-cell>
              <table:table-cell office:value-type="float" office:value="1096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35">
                <text:p>1535</text:p>
              </table:table-cell>
              <table:table-cell office:value-type="float" office:value="1099">
                <text:p>1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31">
                <text:p>1531</text:p>
              </table:table-cell>
              <table:table-cell office:value-type="float" office:value="1051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27">
                <text:p>1527</text:p>
              </table:table-cell>
              <table:table-cell office:value-type="float" office:value="1138">
                <text:p>1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24">
                <text:p>1524</text:p>
              </table:table-cell>
              <table:table-cell office:value-type="float" office:value="1246">
                <text:p>1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25">
                <text:p>1525</text:p>
              </table:table-cell>
              <table:table-cell office:value-type="float" office:value="1706">
                <text:p>170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25">
                <text:p>1525</text:p>
              </table:table-cell>
              <table:table-cell office:value-type="float" office:value="1567">
                <text:p>156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22">
                <text:p>1522</text:p>
              </table:table-cell>
              <table:table-cell office:value-type="float" office:value="1158">
                <text:p>1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18">
                <text:p>1518</text:p>
              </table:table-cell>
              <table:table-cell office:value-type="float" office:value="1072">
                <text:p>1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15">
                <text:p>1515</text:p>
              </table:table-cell>
              <table:table-cell office:value-type="float" office:value="1191">
                <text:p>1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12">
                <text:p>1512</text:p>
              </table:table-cell>
              <table:table-cell office:value-type="float" office:value="1205">
                <text:p>1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09">
                <text:p>1509</text:p>
              </table:table-cell>
              <table:table-cell office:value-type="float" office:value="1140">
                <text:p>1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05">
                <text:p>1505</text:p>
              </table:table-cell>
              <table:table-cell office:value-type="float" office:value="1090">
                <text:p>10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02">
                <text:p>1502</text:p>
              </table:table-cell>
              <table:table-cell office:value-type="float" office:value="1193">
                <text:p>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98">
                <text:p>1498</text:p>
              </table:table-cell>
              <table:table-cell office:value-type="float" office:value="1027">
                <text:p>1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95">
                <text:p>1495</text:p>
              </table:table-cell>
              <table:table-cell office:value-type="float" office:value="1168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92">
                <text:p>1492</text:p>
              </table:table-cell>
              <table:table-cell office:value-type="float" office:value="1221">
                <text:p>1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94">
                <text:p>1494</text:p>
              </table:table-cell>
              <table:table-cell office:value-type="float" office:value="1752">
                <text:p>17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95">
                <text:p>1495</text:p>
              </table:table-cell>
              <table:table-cell office:value-type="float" office:value="1646">
                <text:p>16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92">
                <text:p>1492</text:p>
              </table:table-cell>
              <table:table-cell office:value-type="float" office:value="1123">
                <text:p>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89">
                <text:p>1489</text:p>
              </table:table-cell>
              <table:table-cell office:value-type="float" office:value="1160">
                <text:p>1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85">
                <text:p>1485</text:p>
              </table:table-cell>
              <table:table-cell office:value-type="float" office:value="1088">
                <text:p>1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82">
                <text:p>1482</text:p>
              </table:table-cell>
              <table:table-cell office:value-type="float" office:value="1134">
                <text:p>1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79">
                <text:p>1479</text:p>
              </table:table-cell>
              <table:table-cell office:value-type="float" office:value="1133">
                <text:p>1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76">
                <text:p>1476</text:p>
              </table:table-cell>
              <table:table-cell office:value-type="float" office:value="1144">
                <text:p>1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72">
                <text:p>1472</text:p>
              </table:table-cell>
              <table:table-cell office:value-type="float" office:value="1073">
                <text:p>1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69">
                <text:p>1469</text:p>
              </table:table-cell>
              <table:table-cell office:value-type="float" office:value="1175">
                <text:p>1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67">
                <text:p>1467</text:p>
              </table:table-cell>
              <table:table-cell office:value-type="float" office:value="1237">
                <text:p>1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64">
                <text:p>1464</text:p>
              </table:table-cell>
              <table:table-cell office:value-type="float" office:value="1099">
                <text:p>1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65">
                <text:p>1465</text:p>
              </table:table-cell>
              <table:table-cell office:value-type="float" office:value="1711">
                <text:p>17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66">
                <text:p>1466</text:p>
              </table:table-cell>
              <table:table-cell office:value-type="float" office:value="1651">
                <text:p>165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63">
                <text:p>1463</text:p>
              </table:table-cell>
              <table:table-cell office:value-type="float" office:value="1192">
                <text:p>1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61">
                <text:p>1461</text:p>
              </table:table-cell>
              <table:table-cell office:value-type="float" office:value="1241">
                <text:p>1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58">
                <text:p>1458</text:p>
              </table:table-cell>
              <table:table-cell office:value-type="float" office:value="1153">
                <text:p>1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55">
                <text:p>1455</text:p>
              </table:table-cell>
              <table:table-cell office:value-type="float" office:value="1116">
                <text:p>1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53">
                <text:p>1453</text:p>
              </table:table-cell>
              <table:table-cell office:value-type="float" office:value="1224">
                <text:p>1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50">
                <text:p>1450</text:p>
              </table:table-cell>
              <table:table-cell office:value-type="float" office:value="1161">
                <text:p>1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46">
                <text:p>1446</text:p>
              </table:table-cell>
              <table:table-cell office:value-type="float" office:value="1041">
                <text:p>1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43">
                <text:p>1443</text:p>
              </table:table-cell>
              <table:table-cell office:value-type="float" office:value="1147">
                <text:p>1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185">
                <text:p>1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37">
                <text:p>1437</text:p>
              </table:table-cell>
              <table:table-cell office:value-type="float" office:value="1098">
                <text:p>1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39">
                <text:p>1439</text:p>
              </table:table-cell>
              <table:table-cell office:value-type="float" office:value="1694">
                <text:p>16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644">
                <text:p>164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36">
                <text:p>1436</text:p>
              </table:table-cell>
              <table:table-cell office:value-type="float" office:value="1051">
                <text:p>10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34">
                <text:p>1434</text:p>
              </table:table-cell>
              <table:table-cell office:value-type="float" office:value="1284">
                <text:p>1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32">
                <text:p>1432</text:p>
              </table:table-cell>
              <table:table-cell office:value-type="float" office:value="1221">
                <text:p>1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30">
                <text:p>1430</text:p>
              </table:table-cell>
              <table:table-cell office:value-type="float" office:value="1263">
                <text:p>1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27">
                <text:p>1427</text:p>
              </table:table-cell>
              <table:table-cell office:value-type="float" office:value="1133">
                <text:p>1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25">
                <text:p>1425</text:p>
              </table:table-cell>
              <table:table-cell office:value-type="float" office:value="1179">
                <text:p>1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22">
                <text:p>1422</text:p>
              </table:table-cell>
              <table:table-cell office:value-type="float" office:value="1125">
                <text:p>1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20">
                <text:p>1420</text:p>
              </table:table-cell>
              <table:table-cell office:value-type="float" office:value="1222">
                <text:p>1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17">
                <text:p>1417</text:p>
              </table:table-cell>
              <table:table-cell office:value-type="float" office:value="1116">
                <text:p>1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14">
                <text:p>1414</text:p>
              </table:table-cell>
              <table:table-cell office:value-type="float" office:value="1106">
                <text:p>1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15">
                <text:p>1415</text:p>
              </table:table-cell>
              <table:table-cell office:value-type="float" office:value="1628">
                <text:p>162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16">
                <text:p>1416</text:p>
              </table:table-cell>
              <table:table-cell office:value-type="float" office:value="1601">
                <text:p>160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13">
                <text:p>1413</text:p>
              </table:table-cell>
              <table:table-cell office:value-type="float" office:value="1115">
                <text:p>1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11">
                <text:p>1411</text:p>
              </table:table-cell>
              <table:table-cell office:value-type="float" office:value="1177">
                <text:p>1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08">
                <text:p>1408</text:p>
              </table:table-cell>
              <table:table-cell office:value-type="float" office:value="1133">
                <text:p>1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06">
                <text:p>1406</text:p>
              </table:table-cell>
              <table:table-cell office:value-type="float" office:value="1174">
                <text:p>1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03">
                <text:p>1403</text:p>
              </table:table-cell>
              <table:table-cell office:value-type="float" office:value="1043">
                <text:p>1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00">
                <text:p>1400</text:p>
              </table:table-cell>
              <table:table-cell office:value-type="float" office:value="1070">
                <text:p>10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97">
                <text:p>1397</text:p>
              </table:table-cell>
              <table:table-cell office:value-type="float" office:value="1107">
                <text:p>1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95">
                <text:p>1395</text:p>
              </table:table-cell>
              <table:table-cell office:value-type="float" office:value="1262">
                <text:p>1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93">
                <text:p>1393</text:p>
              </table:table-cell>
              <table:table-cell office:value-type="float" office:value="1252">
                <text:p>1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90">
                <text:p>1390</text:p>
              </table:table-cell>
              <table:table-cell office:value-type="float" office:value="1102">
                <text:p>1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91">
                <text:p>1391</text:p>
              </table:table-cell>
              <table:table-cell office:value-type="float" office:value="1557">
                <text:p>15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92">
                <text:p>1392</text:p>
              </table:table-cell>
              <table:table-cell office:value-type="float" office:value="1589">
                <text:p>158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89">
                <text:p>1389</text:p>
              </table:table-cell>
              <table:table-cell office:value-type="float" office:value="1051">
                <text:p>1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87">
                <text:p>1387</text:p>
              </table:table-cell>
              <table:table-cell office:value-type="float" office:value="1134">
                <text:p>1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85">
                <text:p>1385</text:p>
              </table:table-cell>
              <table:table-cell office:value-type="float" office:value="1206">
                <text:p>1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83">
                <text:p>1383</text:p>
              </table:table-cell>
              <table:table-cell office:value-type="float" office:value="1195">
                <text:p>1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80">
                <text:p>1380</text:p>
              </table:table-cell>
              <table:table-cell office:value-type="float" office:value="1109">
                <text:p>1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78">
                <text:p>1378</text:p>
              </table:table-cell>
              <table:table-cell office:value-type="float" office:value="1238">
                <text:p>12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76">
                <text:p>1376</text:p>
              </table:table-cell>
              <table:table-cell office:value-type="float" office:value="1169">
                <text:p>1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75">
                <text:p>1375</text:p>
              </table:table-cell>
              <table:table-cell office:value-type="float" office:value="1251">
                <text:p>1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73">
                <text:p>1373</text:p>
              </table:table-cell>
              <table:table-cell office:value-type="float" office:value="1223">
                <text:p>12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71">
                <text:p>1371</text:p>
              </table:table-cell>
              <table:table-cell office:value-type="float" office:value="1178">
                <text:p>1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73">
                <text:p>1373</text:p>
              </table:table-cell>
              <table:table-cell office:value-type="float" office:value="1677">
                <text:p>167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74">
                <text:p>1374</text:p>
              </table:table-cell>
              <table:table-cell office:value-type="float" office:value="1570">
                <text:p>157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72">
                <text:p>1372</text:p>
              </table:table-cell>
              <table:table-cell office:value-type="float" office:value="1174">
                <text:p>1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70">
                <text:p>1370</text:p>
              </table:table-cell>
              <table:table-cell office:value-type="float" office:value="1200">
                <text:p>1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69">
                <text:p>1369</text:p>
              </table:table-cell>
              <table:table-cell office:value-type="float" office:value="1254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67">
                <text:p>1367</text:p>
              </table:table-cell>
              <table:table-cell office:value-type="float" office:value="1219">
                <text:p>1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64">
                <text:p>1364</text:p>
              </table:table-cell>
              <table:table-cell office:value-type="float" office:value="1069">
                <text:p>10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62">
                <text:p>1362</text:p>
              </table:table-cell>
              <table:table-cell office:value-type="float" office:value="1186">
                <text:p>1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60">
                <text:p>1360</text:p>
              </table:table-cell>
              <table:table-cell office:value-type="float" office:value="1206">
                <text:p>12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58">
                <text:p>1358</text:p>
              </table:table-cell>
              <table:table-cell office:value-type="float" office:value="1227">
                <text:p>12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56">
                <text:p>1356</text:p>
              </table:table-cell>
              <table:table-cell office:value-type="float" office:value="1109">
                <text:p>1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54">
                <text:p>1354</text:p>
              </table:table-cell>
              <table:table-cell office:value-type="float" office:value="1187">
                <text:p>11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56">
                <text:p>1356</text:p>
              </table:table-cell>
              <table:table-cell office:value-type="float" office:value="1697">
                <text:p>169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59">
                <text:p>1359</text:p>
              </table:table-cell>
              <table:table-cell office:value-type="float" office:value="1778">
                <text:p>177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57">
                <text:p>1357</text:p>
              </table:table-cell>
              <table:table-cell office:value-type="float" office:value="1182">
                <text:p>1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55">
                <text:p>1355</text:p>
              </table:table-cell>
              <table:table-cell office:value-type="float" office:value="1191">
                <text:p>1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53">
                <text:p>1353</text:p>
              </table:table-cell>
              <table:table-cell office:value-type="float" office:value="1155">
                <text:p>1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51">
                <text:p>1351</text:p>
              </table:table-cell>
              <table:table-cell office:value-type="float" office:value="1181">
                <text:p>1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49">
                <text:p>1349</text:p>
              </table:table-cell>
              <table:table-cell office:value-type="float" office:value="1203">
                <text:p>1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47">
                <text:p>1347</text:p>
              </table:table-cell>
              <table:table-cell office:value-type="float" office:value="1201">
                <text:p>1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45">
                <text:p>1345</text:p>
              </table:table-cell>
              <table:table-cell office:value-type="float" office:value="1164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43">
                <text:p>1343</text:p>
              </table:table-cell>
              <table:table-cell office:value-type="float" office:value="1201">
                <text:p>1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41">
                <text:p>1341</text:p>
              </table:table-cell>
              <table:table-cell office:value-type="float" office:value="1107">
                <text:p>1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39">
                <text:p>1339</text:p>
              </table:table-cell>
              <table:table-cell office:value-type="float" office:value="1117">
                <text:p>1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41">
                <text:p>1341</text:p>
              </table:table-cell>
              <table:table-cell office:value-type="float" office:value="1642">
                <text:p>164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4">
                <text:p>1344</text:p>
              </table:table-cell>
              <table:table-cell office:value-type="float" office:value="1779">
                <text:p>177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3">
                <text:p>1343</text:p>
              </table:table-cell>
              <table:table-cell office:value-type="float" office:value="1223">
                <text:p>1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2">
                <text:p>1342</text:p>
              </table:table-cell>
              <table:table-cell office:value-type="float" office:value="1257">
                <text:p>125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